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text-properties fo:language="en" fo:country="US" fo:font-weight="bold" officeooo:rsid="00262cd9" officeooo:paragraph-rsid="00262cd9" style:font-weight-asian="bold" style:font-weight-complex="bold"/>
    </style:style>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8">
      <style:paragraph-properties fo:margin-left="0in" fo:margin-right="0in" fo:margin-top="0in" fo:margin-bottom="0.0972in" style:contextual-spacing="false" fo:text-indent="0in" style:auto-text-indent="false"/>
    </style:style>
    <style:style style:name="P19" style:family="paragraph" style:parent-style-name="Text_20_body" style:list-style-name="L8"/>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9">
      <style:paragraph-properties fo:margin-left="0in" fo:margin-right="0in" fo:margin-top="0in" fo:margin-bottom="0.0972in" style:contextual-spacing="false" fo:text-indent="0in" style:auto-text-indent="false"/>
    </style:style>
    <style:style style:name="P22" style:family="paragraph" style:parent-style-name="Text_20_body" style:list-style-name="L9"/>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0">
      <style:paragraph-properties fo:margin-left="0in" fo:margin-right="0in" fo:margin-top="0in" fo:margin-bottom="0.0972in" style:contextual-spacing="false" fo:text-indent="0in" style:auto-text-indent="false"/>
    </style:style>
    <style:style style:name="P25" style:family="paragraph" style:parent-style-name="Text_20_body" style:list-style-name="L10"/>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1">
      <style:paragraph-properties fo:margin-left="0in" fo:margin-right="0in" fo:margin-top="0in" fo:margin-bottom="0.0972in" style:contextual-spacing="false" fo:text-indent="0in" style:auto-text-indent="false"/>
    </style:style>
    <style:style style:name="P28" style:family="paragraph" style:parent-style-name="Text_20_body" style:list-style-name="L11"/>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2">
      <style:paragraph-properties fo:margin-left="0in" fo:margin-right="0in" fo:margin-top="0in" fo:margin-bottom="0.0972in" style:contextual-spacing="false" fo:text-indent="0in" style:auto-text-indent="false"/>
    </style:style>
    <style:style style:name="P31" style:family="paragraph" style:parent-style-name="Text_20_body" style:list-style-name="L12"/>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3"/>
    <style:style style:name="P34" style:family="paragraph" style:parent-style-name="Text_20_body" style:list-style-name="L14">
      <style:paragraph-properties fo:margin-top="0in" fo:margin-bottom="0in" style:contextual-spacing="false"/>
    </style:style>
    <style:style style:name="P35" style:family="paragraph" style:parent-style-name="Text_20_body" style:list-style-name="L14"/>
    <style:style style:name="P36" style:family="paragraph" style:parent-style-name="Text_20_body" style:list-style-name="L15">
      <style:paragraph-properties fo:margin-top="0in" fo:margin-bottom="0in" style:contextual-spacing="false"/>
    </style:style>
    <style:style style:name="P37" style:family="paragraph" style:parent-style-name="Text_20_body" style:list-style-name="L15"/>
    <style:style style:name="P38" style:family="paragraph" style:parent-style-name="Text_20_body" style:list-style-name="L16">
      <style:paragraph-properties fo:margin-top="0in" fo:margin-bottom="0in" style:contextual-spacing="false"/>
    </style:style>
    <style:style style:name="P39" style:family="paragraph" style:parent-style-name="Text_20_body" style:list-style-name="L16"/>
    <style:style style:name="P40" style:family="paragraph" style:parent-style-name="Text_20_body" style:list-style-name="L17">
      <style:paragraph-properties fo:margin-top="0in" fo:margin-bottom="0in" style:contextual-spacing="false"/>
    </style:style>
    <style:style style:name="P41" style:family="paragraph" style:parent-style-name="Text_20_body" style:list-style-name="L17"/>
    <style:style style:name="P42" style:family="paragraph" style:parent-style-name="Text_20_body" style:list-style-name="L18">
      <style:paragraph-properties fo:margin-top="0in" fo:margin-bottom="0in" style:contextual-spacing="false"/>
    </style:style>
    <style:style style:name="P43" style:family="paragraph" style:parent-style-name="Text_20_body" style:list-style-name="L18"/>
    <style:style style:name="P44" style:family="paragraph" style:parent-style-name="Text_20_body" style:list-style-name="L19">
      <style:paragraph-properties fo:margin-top="0in" fo:margin-bottom="0in" style:contextual-spacing="false"/>
    </style:style>
    <style:style style:name="P45" style:family="paragraph" style:parent-style-name="Text_20_body" style:list-style-name="L19"/>
    <style:style style:name="P46" style:family="paragraph" style:parent-style-name="Text_20_body" style:list-style-name="L20">
      <style:paragraph-properties fo:margin-top="0in" fo:margin-bottom="0in" style:contextual-spacing="false"/>
    </style:style>
    <style:style style:name="P47" style:family="paragraph" style:parent-style-name="Text_20_body" style:list-style-name="L20"/>
    <style:style style:name="P48" style:family="paragraph" style:parent-style-name="Text_20_body" style:list-style-name="L21">
      <style:paragraph-properties fo:margin-top="0in" fo:margin-bottom="0in" style:contextual-spacing="false"/>
    </style:style>
    <style:style style:name="P49" style:family="paragraph" style:parent-style-name="Text_20_body" style:list-style-name="L21"/>
    <style:style style:name="T1" style:family="text">
      <style:text-properties fo:font-weight="normal" style:font-weight-asian="normal" style:font-weight-complex="normal"/>
    </style:style>
    <style:style style:name="T2" style:family="text">
      <style:text-properties fo:color="#c678dd" loext:opacity="100%" fo:background-color="#121314" loext:char-shading-value="0" loext:padding="0in" loext:border="none"/>
    </style:style>
    <style:style style:name="T3" style:family="text">
      <style:text-properties fo:color="#ffffff" loext:opacity="100%" fo:background-color="#121314" loext:char-shading-value="0" loext:padding="0in" loext:border="none"/>
    </style:style>
    <style:style style:name="T4" style:family="text">
      <style:text-properties fo:color="#98c379" loext:opacity="100%" fo:background-color="#121314" loext:char-shading-value="0" loext:padding="0in" loext:border="none"/>
    </style:style>
    <style:style style:name="T5" style:family="text">
      <style:text-properties fo:color="#56b6c2" loext:opacity="100%" fo:background-color="#121314" loext:char-shading-value="0" loext:padding="0in" loext:border="none"/>
    </style:style>
    <style:style style:name="T6" style:family="text">
      <style:text-properties fo:color="#d19a66" loext:opacity="100%" fo:background-color="#121314" loext:char-shading-value="0" loext:padding="0in" loext:border="none"/>
    </style:style>
    <style:style style:name="T7" style:family="text">
      <style:text-properties fo:color="#5c6370" loext:opacity="100%" fo:font-style="italic" fo:background-color="#121314" loext:char-shading-value="0" loext:padding="0in" loext: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low is a detailed, step-by-step blueprint for building an anomaly detection system using autoencoders with the NSL-KDD dataset. The project is designed to detect network intrusions by identifying anomalies in network connection data and includes an interactive dashboard to enhance usability. The blueprint is broken down into small, iterative chunks, with each chunk further divided into actionable steps. These steps are carefully sized to be manageable for safe implementation while ensuring steady progress toward completing the project.</text:p>
      <text:p text:style-name="Horizontal_20_Line"/>
      <text:h text:style-name="Heading_20_2" text:outline-level="2">Project Blueprint: Anomaly Detection with Autoencoders Using NSL-KDD Dataset</text:h>
      <text:h text:style-name="Heading_20_3" text:outline-level="3">Project Overview</text:h>
      <text:p text:style-name="P1">This project leverages autoencoders, a type of neural network, to detect network intrusions in the NSL-KDD dataset. The autoencoder will be trained on normal network connections to learn their patterns, and anomalies (attacks) will be identified based on high reconstruction errors. The project is optimized for resource-constrained environments like Lightning.ai's free tier and includes an interactive dashboard for users to input connection data and view classification results.</text:p>
      <text:h text:style-name="Heading_20_3" text:outline-level="3">High-Level Plan</text:h>
      <text:list text:style-name="L1">
        <text:list-item>
          <text:p text:style-name="P2"><text:span text:style-name="Strong_20_Emphasis">Data Preparation</text:span>: Load, preprocess, and split the NSL-KDD dataset for training and evaluation. </text:p>
        </text:list-item>
        <text:list-item>
          <text:p text:style-name="P2"><text:span text:style-name="Strong_20_Emphasis">Autoencoder Design and Training</text:span>: Build and train an autoencoder on normal data to reconstruct typical patterns. </text:p>
        </text:list-item>
        <text:list-item>
          <text:p text:style-name="P2"><text:span text:style-name="Strong_20_Emphasis">Threshold Setting and Evaluation</text:span>: Establish a threshold for anomaly detection and assess model performance. </text:p>
        </text:list-item>
        <text:list-item>
          <text:p text:style-name="P3"><text:span text:style-name="Strong_20_Emphasis">Interactive Dashboard</text:span>: Create a user interface to input data and display anomaly detection results. </text:p>
        </text:list-item>
      </text:list>
      <text:p text:style-name="Horizontal_20_Line"/>
      <text:h text:style-name="Heading_20_2" text:outline-level="2">Detailed Step-by-Step Breakdown</text:h>
      <text:h text:style-name="Heading_20_3" text:outline-level="3">Chunk 1: Data Preparation</text:h>
      <text:p text:style-name="P1">This chunk prepares the NSL-KDD dataset by loading, filtering, encoding, normalizing, and splitting the data.</text:p>
      <text:h text:style-name="Heading_20_4" text:outline-level="4">Steps:</text:h>
      <text:list text:style-name="L2">
        <text:list-item>
          <text:p text:style-name="P4"><text:span text:style-name="Strong_20_Emphasis">Load the Datasets</text:span> </text:p>
          <text:list>
            <text:list-item>
              <text:p text:style-name="P4">Download KDDTrain+.csv (training set) and KDDTest+.csv (test set) from a reliable source (e.g., Kaggle). </text:p>
            </text:list-item>
            <text:list-item>
              <text:p text:style-name="P4">Use pandas to load both files into dataframes. </text:p>
            </text:list-item>
            <text:list-item>
              <text:p text:style-name="P4">Check for and handle any missing or corrupted values (e.g., drop rows with NaN if present). </text:p>
            </text:list-item>
          </text:list>
        </text:list-item>
        <text:list-item>
          <text:p text:style-name="P4"><text:span text:style-name="Strong_20_Emphasis">Filter Normal Data</text:span> </text:p>
          <text:list>
            <text:list-item>
              <text:p text:style-name="P4"><text:soft-page-break/>From the training set (KDDTrain+.csv), filter rows where the label is "normal" to create a subset of normal connections. </text:p>
            </text:list-item>
            <text:list-item>
              <text:p text:style-name="P4">Save this subset for training the autoencoder. </text:p>
            </text:list-item>
          </text:list>
        </text:list-item>
        <text:list-item>
          <text:p text:style-name="P4"><text:span text:style-name="Strong_20_Emphasis">Handle Categorical Features</text:span> </text:p>
          <text:list>
            <text:list-item>
              <text:p text:style-name="P4">Identify categorical features: protocol_type (e.g., tcp, udp, icmp), service (e.g., http, ftp), and flag (e.g., S0, SF). </text:p>
            </text:list-item>
            <text:list-item>
              <text:p text:style-name="P4">Apply one-hot encoding using pandas get_dummies() or scikit-learn’s OneHotEncoder to convert these into binary numeric features. </text:p>
            </text:list-item>
            <text:list-item>
              <text:p text:style-name="P4">Note: This increases the feature count from 41 to approximately 116 (e.g., 3 protocol types → 2 features, 68 services → 67 features, 10 flags → 9 features, plus 38 numeric features). </text:p>
            </text:list-item>
          </text:list>
        </text:list-item>
        <text:list-item>
          <text:p text:style-name="P4"><text:span text:style-name="Strong_20_Emphasis">Normalize Numeric Features</text:span> </text:p>
          <text:list>
            <text:list-item>
              <text:p text:style-name="P4">Identify the 38 numeric features (e.g., duration, src_bytes, dst_bytes, count). </text:p>
            </text:list-item>
            <text:list-item>
              <text:p text:style-name="P4">Apply Min-Max scaling to normalize these features to the range [0,1] using scikit-learn’s MinMaxScaler. </text:p>
            </text:list-item>
            <text:list-item>
              <text:p text:style-name="P4">For skewed features (e.g., src_bytes), optionally apply a log transformation (e.g., log1p) before scaling. </text:p>
            </text:list-item>
          </text:list>
        </text:list-item>
        <text:list-item>
          <text:p text:style-name="P4"><text:span text:style-name="Strong_20_Emphasis">Split the Normal Data</text:span> </text:p>
          <text:list>
            <text:list-item>
              <text:p text:style-name="P4">Split the normal data subset into training (80%) and validation (20%) sets using scikit-learn’s train_test_split. </text:p>
            </text:list-item>
            <text:list-item>
              <text:p text:style-name="P5">Set a random seed (e.g., 42) for reproducibility. </text:p>
            </text:list-item>
          </text:list>
        </text:list-item>
      </text:list>
      <text:p text:style-name="Horizontal_20_Line"/>
      <text:h text:style-name="Heading_20_3" text:outline-level="3">Chunk 2: Autoencoder Design and Training</text:h>
      <text:p text:style-name="P1">This chunk focuses on designing and training the autoencoder to reconstruct normal network connections.</text:p>
      <text:h text:style-name="Heading_20_4" text:outline-level="4">Steps:</text:h>
      <text:list text:style-name="L3">
        <text:list-item>
          <text:p text:style-name="P6"><text:span text:style-name="Strong_20_Emphasis">Design the Autoencoder Architecture</text:span> </text:p>
          <text:list>
            <text:list-item>
              <text:p text:style-name="P6">Use PyTorch to define a sequential model with: </text:p>
              <text:list>
                <text:list-item>
                  <text:p text:style-name="P6"><text:span text:style-name="Strong_20_Emphasis">Input Layer</text:span>: 116 neurons (post-encoding feature count). </text:p>
                </text:list-item>
                <text:list-item>
                  <text:p text:style-name="P6"><text:span text:style-name="Strong_20_Emphasis">Encoder</text:span>: </text:p>
                  <text:list>
                    <text:list-item>
                      <text:p text:style-name="P6">Hidden Layer 1: 64 neurons, ReLU activation. </text:p>
                    </text:list-item>
                    <text:list-item>
                      <text:p text:style-name="P6">Hidden Layer 2: 32 neurons, ReLU activation. </text:p>
                    </text:list-item>
                    <text:list-item>
                      <text:p text:style-name="P6">Bottleneck Layer: 16 neurons, ReLU activation. </text:p>
                    </text:list-item>
                  </text:list>
                </text:list-item>
                <text:list-item>
                  <text:p text:style-name="P6"><text:span text:style-name="Strong_20_Emphasis">Decoder</text:span>: </text:p>
                  <text:list>
                    <text:list-item>
                      <text:p text:style-name="P6">Hidden Layer 3: 32 neurons, ReLU activation. </text:p>
                    </text:list-item>
                    <text:list-item>
                      <text:p text:style-name="P6">Hidden Layer 4: 64 neurons, ReLU activation. </text:p>
                    </text:list-item>
                    <text:list-item>
                      <text:p text:style-name="P6">Output Layer: 116 neurons, sigmoid activation (since data is normalized to [0,1]). </text:p>
                    </text:list-item>
                  </text:list>
                </text:list-item>
              </text:list>
            </text:list-item>
          </text:list>
        </text:list-item>
        <text:list-item>
          <text:p text:style-name="P6"><text:span text:style-name="Strong_20_Emphasis">Compile the Model</text:span> </text:p>
          <text:list>
            <text:list-item>
              <text:p text:style-name="P6">Define the loss function as Mean Squared Error (MSE) to measure reconstruction error. </text:p>
            </text:list-item>
            <text:list-item>
              <text:p text:style-name="P6">Use the Adam optimizer with a learning rate of 0.001. </text:p>
            </text:list-item>
          </text:list>
        </text:list-item>
        <text:list-item>
          <text:p text:style-name="P6"><text:span text:style-name="Strong_20_Emphasis">Train the Autoencoder</text:span> </text:p>
          <text:list>
            <text:list-item>
              <text:p text:style-name="P6"><text:soft-page-break/>Set the batch size to 32 or 64 to balance memory usage and training speed. </text:p>
            </text:list-item>
            <text:list-item>
              <text:p text:style-name="P6">Train the model on the normal training set, using the validation set to monitor loss. </text:p>
            </text:list-item>
            <text:list-item>
              <text:p text:style-name="P6">Run for a maximum of 50 epochs or until convergence. </text:p>
            </text:list-item>
          </text:list>
        </text:list-item>
        <text:list-item>
          <text:p text:style-name="P6"><text:span text:style-name="Strong_20_Emphasis">Implement Early Stopping</text:span> </text:p>
          <text:list>
            <text:list-item>
              <text:p text:style-name="P6">Monitor validation loss during training. </text:p>
            </text:list-item>
            <text:list-item>
              <text:p text:style-name="P7">Stop training if the validation loss doesn’t improve for 5 consecutive epochs, saving the best model. </text:p>
            </text:list-item>
          </text:list>
        </text:list-item>
      </text:list>
      <text:p text:style-name="Text_20_body"/>
      <text:p text:style-name="P8">Detail implementation: <text:span text:style-name="T1">https://grok.com/share/bGVnYWN5_8c448f19-667a-447b-a1e1-62470a64e740</text:span></text:p>
      <text:p text:style-name="Horizontal_20_Line"/>
      <text:h text:style-name="Heading_20_3" text:outline-level="3">Chunk 3: Threshold Setting and Evaluation</text:h>
      <text:p text:style-name="P1">This chunk establishes a threshold for anomaly detection and evaluates the model on the test set.</text:p>
      <text:h text:style-name="Heading_20_4" text:outline-level="4">Steps:</text:h>
      <text:list text:style-name="L4">
        <text:list-item>
          <text:p text:style-name="P9"><text:span text:style-name="Strong_20_Emphasis">Compute Reconstruction Errors</text:span> </text:p>
          <text:list>
            <text:list-item>
              <text:p text:style-name="P9">Use the trained autoencoder to reconstruct the normal training data. </text:p>
            </text:list-item>
            <text:list-item>
              <text:p text:style-name="P9">Calculate the MSE for each sample (difference between input and output). </text:p>
            </text:list-item>
          </text:list>
        </text:list-item>
        <text:list-item>
          <text:p text:style-name="P9"><text:span text:style-name="Strong_20_Emphasis">Set the Anomaly Threshold</text:span> </text:p>
          <text:list>
            <text:list-item>
              <text:p text:style-name="P9">Compute the mean and standard deviation of the reconstruction errors from the training data. </text:p>
            </text:list-item>
            <text:list-item>
              <text:p text:style-name="P9">Set the threshold as mean + 2 * standard deviation (adjustable to 3 * std or 95th percentile if needed). </text:p>
            </text:list-item>
          </text:list>
        </text:list-item>
        <text:list-item>
          <text:p text:style-name="P9"><text:span text:style-name="Strong_20_Emphasis">Evaluate on Test Set</text:span> </text:p>
          <text:list>
            <text:list-item>
              <text:p text:style-name="P9">Preprocess the test set (KDDTest+.csv) using the same encoding and normalization as the training set. </text:p>
            </text:list-item>
            <text:list-item>
              <text:p text:style-name="P9">Compute reconstruction errors for all test samples (normal and attack data). </text:p>
            </text:list-item>
            <text:list-item>
              <text:p text:style-name="P9">Classify each sample: normal if error ≤ threshold, anomalous if error &gt; threshold. </text:p>
            </text:list-item>
          </text:list>
        </text:list-item>
        <text:list-item>
          <text:p text:style-name="P9"><text:span text:style-name="Strong_20_Emphasis">Calculate Evaluation Metrics</text:span> </text:p>
          <text:list>
            <text:list-item>
              <text:p text:style-name="P9">Compare classifications against true labels (normal vs. attack). </text:p>
            </text:list-item>
            <text:list-item>
              <text:p text:style-name="P9">Compute precision, recall, F1-score, and ROC AUC using scikit-learn’s metrics functions. </text:p>
            </text:list-item>
            <text:list-item>
              <text:p text:style-name="P10">Analyze performance across attack types (e.g., DoS, Probe) for deeper insights. </text:p>
            </text:list-item>
          </text:list>
        </text:list-item>
      </text:list>
      <text:p text:style-name="Horizontal_20_Line"/>
      <text:h text:style-name="Heading_20_3" text:outline-level="3">Chunk 4: Interactive Dashboard</text:h>
      <text:p text:style-name="P1">This chunk adds an interactive dashboard for users to input connection data and view results.</text:p>
      <text:h text:style-name="Heading_20_4" text:outline-level="4">Steps:</text:h>
      <text:list text:style-name="L5">
        <text:list-item>
          <text:p text:style-name="P11"><text:span text:style-name="Strong_20_Emphasis">Choose a Tool</text:span> </text:p>
          <text:list>
            <text:list-item>
              <text:p text:style-name="P11">Select Streamlit for its simplicity and Python integration (Gradio is an alternative). </text:p>
            </text:list-item>
            <text:list-item>
              <text:p text:style-name="P11">Install the library (pip install streamlit). </text:p>
            </text:list-item>
          </text:list>
        </text:list-item>
        <text:list-item>
          <text:p text:style-name="P11"><text:soft-page-break/><text:span text:style-name="Strong_20_Emphasis">Design the User Interface</text:span> </text:p>
          <text:list>
            <text:list-item>
              <text:p text:style-name="P11">Create input fields for the 41 original features (e.g., text boxes for numeric values, dropdowns for categorical features). </text:p>
            </text:list-item>
            <text:list-item>
              <text:p text:style-name="P11">Add a “Classify” button to process the input. </text:p>
            </text:list-item>
          </text:list>
        </text:list-item>
        <text:list-item>
          <text:p text:style-name="P11"><text:span text:style-name="Strong_20_Emphasis">Implement the Backend</text:span> </text:p>
          <text:list>
            <text:list-item>
              <text:p text:style-name="P11">Preprocess the user input: one-hot encode categorical features and normalize numeric features using the same scalers as in Chunk 1. </text:p>
            </text:list-item>
            <text:list-item>
              <text:p text:style-name="P11">Use the trained autoencoder to compute the reconstruction error. </text:p>
            </text:list-item>
            <text:list-item>
              <text:p text:style-name="P11">Classify the input as normal or anomalous based on the threshold from Chunk 3. </text:p>
            </text:list-item>
          </text:list>
        </text:list-item>
        <text:list-item>
          <text:p text:style-name="P11"><text:span text:style-name="Strong_20_Emphasis">Display Results</text:span> </text:p>
          <text:list>
            <text:list-item>
              <text:p text:style-name="P11">Show the classification (e.g., “Normal” or “Anomalous”) and the reconstruction error value. </text:p>
            </text:list-item>
            <text:list-item>
              <text:p text:style-name="P12">Optionally, display a comparison of input vs. reconstructed values for key features. </text:p>
            </text:list-item>
          </text:list>
        </text:list-item>
      </text:list>
      <text:p text:style-name="Horizontal_20_Line"/>
      <text:h text:style-name="Heading_20_2" text:outline-level="2">Additional Considerations</text:h>
      <text:list text:style-name="L6">
        <text:list-item>
          <text:p text:style-name="P13"><text:span text:style-name="Strong_20_Emphasis">High Dimensionality</text:span>: The 116 features after encoding may slow training. Monitor performance and consider PCA if needed, though this could reduce anomaly detection accuracy. </text:p>
        </text:list-item>
        <text:list-item>
          <text:p text:style-name="P13"><text:span text:style-name="Strong_20_Emphasis">Imbalanced Data</text:span>: Focus on F1-score and ROC AUC due to fewer attack records than normal ones. </text:p>
        </text:list-item>
        <text:list-item>
          <text:p text:style-name="P13"><text:span text:style-name="Strong_20_Emphasis">Resource Constraints</text:span>: Ensure training fits within Lightning.ai’s free tier (e.g., 10-20 minutes on a GPU). </text:p>
        </text:list-item>
        <text:list-item>
          <text:p text:style-name="P14"><text:span text:style-name="Strong_20_Emphasis">Experimentation</text:span>: Test different architectures (e.g., deeper layers) or thresholds to optimize performance. </text:p>
        </text:list-item>
      </text:list>
      <text:p text:style-name="Horizontal_20_Line"/>
      <text:h text:style-name="Heading_20_2" text:outline-level="2">Review of Steps</text:h>
      <text:p text:style-name="P1">The blueprint is divided into four chunks, each with 4-5 steps. These steps are:</text:p>
      <text:list text:style-name="L7">
        <text:list-item>
          <text:p text:style-name="P15"><text:span text:style-name="Strong_20_Emphasis">Small Enough</text:span>: Each step is a single, actionable task (e.g., “Load the datasets” or “Set the threshold”) that can be implemented safely in a short time. </text:p>
        </text:list-item>
        <text:list-item>
          <text:p text:style-name="P16"><text:span text:style-name="Strong_20_Emphasis">Big Enough</text:span>: Together, the steps within each chunk achieve a significant milestone (e.g., preparing data, training the model), moving the project forward meaningfully. </text:p>
        </text:list-item>
      </text:list>
      <text:p text:style-name="P1">The progression is logical: data preparation enables model training, which leads to evaluation, and finally, the dashboard adds interactivity. If further granularity is needed, steps like “Load the Datasets” could be split into “Download files” and “Read into dataframes,” but the current level balances detail and manageability effectively.</text:p>
      <text:p text:style-name="Horizontal_20_Line"/>
      <text:p text:style-name="P1">This blueprint provides a clear, structured path to build the anomaly detection system, ensuring feasibility and a polished deliverable with the interactive dashboard. You can now implement each chunk step-by-step, testing and refining as you go.</text:p>
      <text:p text:style-name="Standard"><text:soft-page-break/></text:p>
      <text:p text:style-name="Standard"/>
      <text:p text:style-name="Standard"/>
      <text:p text:style-name="Standard"/>
      <text:p text:style-name="Standard"/>
      <text:p text:style-name="P1">Below, I’ll provide a detailed explanation of the preprocessing steps for an anomaly detection project using autoencoders on the NSL-KDD dataset. Each step includes what it entails, why it’s necessary, and how it’s performed, ensuring you understand its role in preparing the data for an unsupervised autoencoder-based approach. Let’s dive in!</text:p>
      <text:p text:style-name="Horizontal_20_Line"/>
      <text:h text:style-name="Heading_20_2" text:outline-level="2">Preprocessing Steps for the NSL-KDD Dataset</text:h>
      <text:p text:style-name="P1">The NSL-KDD dataset is a widely used benchmark for network intrusion detection, containing 41 features describing network connections, plus a label indicating whether the connection is "normal" or an "attack." Since we’re building an autoencoder for anomaly detection, the goal is to train it on normal data so it learns to reconstruct typical patterns, flagging deviations (attacks) based on high reconstruction errors. Here’s how we preprocess the data:</text:p>
      <text:h text:style-name="Heading_20_3" text:outline-level="3">Step 1: Load the Dataset</text:h>
      <text:list text:style-name="L8">
        <text:list-item>
          <text:p text:style-name="P17"><text:span text:style-name="Strong_20_Emphasis">What</text:span>: Load the NSL-KDD dataset files, specifically KDDTrain+.csv (training set) and KDDTest+.csv (test set), into your environment. </text:p>
        </text:list-item>
        <text:list-item>
          <text:p text:style-name="P17"><text:span text:style-name="Strong_20_Emphasis">Why</text:span>: These files provide the raw data needed to train and evaluate the autoencoder. The training set contains both normal and attack connections, from which we’ll extract normal data for training, while the test set (with both normal and attack data) will assess the model’s ability to detect anomalies. </text:p>
        </text:list-item>
        <text:list-item>
          <text:p text:style-name="P17"><text:span text:style-name="Strong_20_Emphasis">How</text:span>: Use a Python library like pandas to read the CSV files into dataframes. For example: </text:p>
          <text:p text:style-name="P17">python</text:p>
          <text:p text:style-name="P17">CollapseWrapCopy</text:p>
          <text:p text:style-name="P18"><text:span text:style-name="Source_20_Text"><text:span text:style-name="T2">import</text:span></text:span><text:span text:style-name="Source_20_Text"><text:span text:style-name="T3"> pandas </text:span></text:span><text:span text:style-name="Source_20_Text"><text:span text:style-name="T2">as</text:span></text:span><text:span text:style-name="Source_20_Text"><text:span text:style-name="T3"> pd train_data = pd.read_csv(</text:span></text:span><text:span text:style-name="Source_20_Text"><text:span text:style-name="T4">'KDDTrain+.csv'</text:span></text:span><text:span text:style-name="Source_20_Text"><text:span text:style-name="T3">, header=</text:span></text:span><text:span text:style-name="Source_20_Text"><text:span text:style-name="T5">None</text:span></text:span><text:span text:style-name="Source_20_Text"><text:span text:style-name="T3">) test_data = pd.read_csv(</text:span></text:span><text:span text:style-name="Source_20_Text"><text:span text:style-name="T4">'KDDTest+.csv'</text:span></text:span><text:span text:style-name="Source_20_Text"><text:span text:style-name="T3">, header=</text:span></text:span><text:span text:style-name="Source_20_Text"><text:span text:style-name="T5">None</text:span></text:span><text:span text:style-name="Source_20_Text"><text:span text:style-name="T3">)</text:span></text:span></text:p>
          <text:p text:style-name="P19">Ensure all 41 features (e.g., duration, protocol_type, src_bytes) and the label column are correctly loaded. The dataset typically has no header, so you may need to assign column names manually based on the NSL-KDD documentation. </text:p>
        </text:list-item>
      </text:list>
      <text:p text:style-name="Horizontal_20_Line"/>
      <text:h text:style-name="Heading_20_3" text:outline-level="3">Step 2: Filter Normal Data for Training</text:h>
      <text:list text:style-name="L9">
        <text:list-item>
          <text:p text:style-name="P20"><text:span text:style-name="Strong_20_Emphasis">What</text:span>: From the training set (KDDTrain+.csv), create a subset containing only rows labeled "normal." </text:p>
        </text:list-item>
        <text:list-item>
          <text:p text:style-name="P20"><text:span text:style-name="Strong_20_Emphasis">Why</text:span>: In unsupervised anomaly detection with autoencoders, the model is trained exclusively on normal data to learn its inherent patterns. When tested, it should reconstruct normal connections well (low error) and struggle with anomalies (high error), allowing us to detect attacks. </text:p>
        </text:list-item>
        <text:list-item>
          <text:p text:style-name="P20"><text:span text:style-name="Strong_20_Emphasis">How</text:span>: Use pandas to filter the training dataframe: </text:p>
          <text:p text:style-name="P20"><text:soft-page-break/>python</text:p>
          <text:p text:style-name="P20">CollapseWrapCopy</text:p>
          <text:p text:style-name="P21"><text:span text:style-name="Source_20_Text"><text:span text:style-name="T3">normal_train_data = train_data[train_data[</text:span></text:span><text:span text:style-name="Source_20_Text"><text:span text:style-name="T6">41</text:span></text:span><text:span text:style-name="Source_20_Text"><text:span text:style-name="T3">] == </text:span></text:span><text:span text:style-name="Source_20_Text"><text:span text:style-name="T4">'normal'</text:span></text:span><text:span text:style-name="Source_20_Text"><text:span text:style-name="T3">] </text:span></text:span><text:span text:style-name="Source_20_Text"><text:span text:style-name="T7"># Assuming label is in column 41</text:span></text:span></text:p>
          <text:p text:style-name="P22">This subset becomes the training data for the autoencoder, excluding attack samples entirely. The test set, however, retains both normal and attack data for evaluation. </text:p>
        </text:list-item>
      </text:list>
      <text:p text:style-name="Horizontal_20_Line"/>
      <text:h text:style-name="Heading_20_3" text:outline-level="3">Step 3: Handle Categorical Features</text:h>
      <text:list text:style-name="L10">
        <text:list-item>
          <text:p text:style-name="P23"><text:span text:style-name="Strong_20_Emphasis">What</text:span>: Convert the three categorical features—protocol_type (e.g., tcp, udp, icmp), service (e.g., http, ftp), and flag (e.g., SF, S0)—into numeric representations using one-hot encoding. </text:p>
        </text:list-item>
        <text:list-item>
          <text:p text:style-name="P23"><text:span text:style-name="Strong_20_Emphasis">Why</text:span>: Autoencoders, like all neural networks, require numeric inputs. Categorical features in string form (e.g., "tcp") can’t be processed directly, and one-hot encoding transforms them into binary vectors, preserving their distinct categories without implying any numerical order. </text:p>
        </text:list-item>
        <text:list-item>
          <text:p text:style-name="P23"><text:span text:style-name="Strong_20_Emphasis">How</text:span>: </text:p>
          <text:list>
            <text:list-item>
              <text:p text:style-name="P23">Apply one-hot encoding using pandas.get_dummies() or sklearn.preprocessing.OneHotEncoder. For example: </text:p>
              <text:p text:style-name="P23">python</text:p>
              <text:p text:style-name="P23">CollapseWrapCopy</text:p>
              <text:p text:style-name="P24"><text:span text:style-name="Source_20_Text"><text:span text:style-name="T2">import</text:span></text:span><text:span text:style-name="Source_20_Text"><text:span text:style-name="T3"> pandas </text:span></text:span><text:span text:style-name="Source_20_Text"><text:span text:style-name="T2">as</text:span></text:span><text:span text:style-name="Source_20_Text"><text:span text:style-name="T3"> pd categorical_cols = [</text:span></text:span><text:span text:style-name="Source_20_Text"><text:span text:style-name="T4">'protocol_type'</text:span></text:span><text:span text:style-name="Source_20_Text"><text:span text:style-name="T3">, </text:span></text:span><text:span text:style-name="Source_20_Text"><text:span text:style-name="T4">'service'</text:span></text:span><text:span text:style-name="Source_20_Text"><text:span text:style-name="T3">, </text:span></text:span><text:span text:style-name="Source_20_Text"><text:span text:style-name="T4">'flag'</text:span></text:span><text:span text:style-name="Source_20_Text"><text:span text:style-name="T3">] normal_train_encoded = pd.get_dummies(normal_train_data, columns=categorical_cols)</text:span></text:span></text:p>
            </text:list-item>
            <text:list-item>
              <text:p text:style-name="P23"><text:span text:style-name="Strong_20_Emphasis">Resulting Features</text:span>: </text:p>
              <text:list>
                <text:list-item>
                  <text:p text:style-name="P23">protocol_type: ~3 binary columns (tcp, udp, icmp). </text:p>
                </text:list-item>
                <text:list-item>
                  <text:p text:style-name="P23">service: ~68 binary columns (depending on unique values in the dataset). </text:p>
                </text:list-item>
                <text:list-item>
                  <text:p text:style-name="P23">flag: ~10 binary columns (e.g., SF, S0, REJ). </text:p>
                </text:list-item>
              </text:list>
            </text:list-item>
            <text:list-item>
              <text:p text:style-name="P25">After encoding, the original 41 features expand to around 116, significantly increasing the dataset’s dimensionality. This impacts the autoencoder’s architecture, requiring a wider input layer. </text:p>
            </text:list-item>
          </text:list>
        </text:list-item>
      </text:list>
      <text:p text:style-name="Horizontal_20_Line"/>
      <text:h text:style-name="Heading_20_3" text:outline-level="3">Step 4: Normalize Numeric Features</text:h>
      <text:list text:style-name="L11">
        <text:list-item>
          <text:p text:style-name="P26"><text:span text:style-name="Strong_20_Emphasis">What</text:span>: Scale the 38 numeric features (e.g., duration, src_bytes, dst_bytes, count) to a range of [0, 1]. </text:p>
        </text:list-item>
        <text:list-item>
          <text:p text:style-name="P26"><text:span text:style-name="Strong_20_Emphasis">Why</text:span>: Neural networks perform best when input features are on a similar scale. Features like src_bytes can range from 0 to millions, while duration might be small, causing large-range features to dominate training. Normalization ensures all features contribute equally and helps the autoencoder converge faster. </text:p>
        </text:list-item>
        <text:list-item>
          <text:p text:style-name="P26"><text:span text:style-name="Strong_20_Emphasis">How</text:span>: </text:p>
          <text:list>
            <text:list-item>
              <text:p text:style-name="P26">Use sklearn.preprocessing.MinMaxScaler: </text:p>
              <text:p text:style-name="P26">python</text:p>
              <text:p text:style-name="P26"><text:soft-page-break/>CollapseWrapCopy</text:p>
              <text:p text:style-name="P27"><text:span text:style-name="Source_20_Text"><text:span text:style-name="T2">from</text:span></text:span><text:span text:style-name="Source_20_Text"><text:span text:style-name="T3"> sklearn.preprocessing </text:span></text:span><text:span text:style-name="Source_20_Text"><text:span text:style-name="T2">import</text:span></text:span><text:span text:style-name="Source_20_Text"><text:span text:style-name="T3"> MinMaxScaler scaler = MinMaxScaler() numeric_cols = normal_train_encoded.select_dtypes(include=[</text:span></text:span><text:span text:style-name="Source_20_Text"><text:span text:style-name="T4">'int64'</text:span></text:span><text:span text:style-name="Source_20_Text"><text:span text:style-name="T3">, </text:span></text:span><text:span text:style-name="Source_20_Text"><text:span text:style-name="T4">'float64'</text:span></text:span><text:span text:style-name="Source_20_Text"><text:span text:style-name="T3">]).columns normal_train_encoded[numeric_cols] = scaler.fit_transform(normal_train_encoded[numeric_cols])</text:span></text:span></text:p>
            </text:list-item>
            <text:list-item>
              <text:p text:style-name="P26"><text:span text:style-name="Strong_20_Emphasis">Optional Log Transformation</text:span>: For skewed features (e.g., src_bytes with many small values and few large outliers), apply a log transformation first to reduce skewness: </text:p>
              <text:p text:style-name="P26">python</text:p>
              <text:p text:style-name="P26">CollapseWrapCopy</text:p>
              <text:p text:style-name="P27"><text:span text:style-name="Source_20_Text"><text:span text:style-name="T2">import</text:span></text:span><text:span text:style-name="Source_20_Text"><text:span text:style-name="T3"> numpy </text:span></text:span><text:span text:style-name="Source_20_Text"><text:span text:style-name="T2">as</text:span></text:span><text:span text:style-name="Source_20_Text"><text:span text:style-name="T3"> np normal_train_encoded[</text:span></text:span><text:span text:style-name="Source_20_Text"><text:span text:style-name="T4">'src_bytes'</text:span></text:span><text:span text:style-name="Source_20_Text"><text:span text:style-name="T3">] = np.log1p(normal_train_encoded[</text:span></text:span><text:span text:style-name="Source_20_Text"><text:span text:style-name="T4">'src_bytes'</text:span></text:span><text:span text:style-name="Source_20_Text"><text:span text:style-name="T3">]) </text:span></text:span><text:span text:style-name="Source_20_Text"><text:span text:style-name="T7"># log(1+x) to handle zeros</text:span></text:span></text:p>
              <text:p text:style-name="P28">Then scale the transformed values. This helps the autoencoder capture patterns in these features more effectively. </text:p>
            </text:list-item>
          </text:list>
        </text:list-item>
      </text:list>
      <text:p text:style-name="Horizontal_20_Line"/>
      <text:h text:style-name="Heading_20_3" text:outline-level="3">Step 5: Split the Normal Data into Training and Validation Sets</text:h>
      <text:list text:style-name="L12">
        <text:list-item>
          <text:p text:style-name="P29"><text:span text:style-name="Strong_20_Emphasis">What</text:span>: Divide the preprocessed normal data into training (e.g., 80%) and validation (e.g., 20%) sets. </text:p>
        </text:list-item>
        <text:list-item>
          <text:p text:style-name="P29"><text:span text:style-name="Strong_20_Emphasis">Why</text:span>: The training set teaches the autoencoder to reconstruct normal data, while the validation set monitors performance on unseen normal data, helping detect overfitting and tune hyperparameters (e.g., learning rate, layer size). This ensures the model generalizes well. </text:p>
        </text:list-item>
        <text:list-item>
          <text:p text:style-name="P29"><text:span text:style-name="Strong_20_Emphasis">How</text:span>: </text:p>
          <text:list>
            <text:list-item>
              <text:p text:style-name="P29">Use sklearn.model_selection.train_test_split: </text:p>
              <text:p text:style-name="P29">python</text:p>
              <text:p text:style-name="P29">CollapseWrapCopy</text:p>
              <text:p text:style-name="P30"><text:span text:style-name="Source_20_Text"><text:span text:style-name="T2">from</text:span></text:span><text:span text:style-name="Source_20_Text"><text:span text:style-name="T3"> sklearn.model_selection </text:span></text:span><text:span text:style-name="Source_20_Text"><text:span text:style-name="T2">import</text:span></text:span><text:span text:style-name="Source_20_Text"><text:span text:style-name="T3"> train_test_split train_set, val_set = train_test_split(normal_train_encoded, test_size=</text:span></text:span><text:span text:style-name="Source_20_Text"><text:span text:style-name="T6">0.2</text:span></text:span><text:span text:style-name="Source_20_Text"><text:span text:style-name="T3">, random_state=</text:span></text:span><text:span text:style-name="Source_20_Text"><text:span text:style-name="T6">42</text:span></text:span><text:span text:style-name="Source_20_Text"><text:span text:style-name="T3">)</text:span></text:span></text:p>
            </text:list-item>
            <text:list-item>
              <text:p text:style-name="P31">The random_state ensures reproducibility. The split maintains the distribution of normal connections, as all data is already filtered to be "normal." </text:p>
            </text:list-item>
          </text:list>
        </text:list-item>
      </text:list>
      <text:p text:style-name="Horizontal_20_Line"/>
      <text:h text:style-name="Heading_20_2" text:outline-level="2">Why These Steps Matter</text:h>
      <text:p text:style-name="P1">Each preprocessing step is tailored to the needs of an autoencoder in an unsupervised anomaly detection context:</text:p>
      <text:list text:style-name="L13">
        <text:list-item>
          <text:p text:style-name="P32"><text:span text:style-name="Strong_20_Emphasis">Loading the Dataset</text:span>: Provides the raw material—network connection data—for analysis. The NSL-KDD dataset’s balance and reduced redundancy make it ideal for this task. </text:p>
        </text:list-item>
        <text:list-item>
          <text:p text:style-name="P32"><text:soft-page-break/><text:span text:style-name="Strong_20_Emphasis">Filtering Normal Data</text:span>: Aligns with the unsupervised approach, ensuring the autoencoder learns only normal patterns, which is the cornerstone of anomaly detection. </text:p>
        </text:list-item>
        <text:list-item>
          <text:p text:style-name="P32"><text:span text:style-name="Strong_20_Emphasis">Handling Categorical Features</text:span>: Makes the data compatible with neural networks by converting strings into a numeric format, allowing the autoencoder to process all features. </text:p>
        </text:list-item>
        <text:list-item>
          <text:p text:style-name="P32"><text:span text:style-name="Strong_20_Emphasis">Normalizing Numeric Features</text:span>: Standardizes the input range, critical for the autoencoder’s activation functions (e.g., sigmoid, ReLU) to work effectively and for stable training. </text:p>
        </text:list-item>
        <text:list-item>
          <text:p text:style-name="P33"><text:span text:style-name="Strong_20_Emphasis">Splitting the Data</text:span>: Enables proper training and evaluation, preventing overfitting and ensuring the model can generalize to new normal data, which is key for reliable anomaly detection. </text:p>
        </text:list-item>
      </text:list>
      <text:p text:style-name="Horizontal_20_Line"/>
      <text:h text:style-name="Heading_20_2" text:outline-level="2">Additional Notes</text:h>
      <text:list text:style-name="L14">
        <text:list-item>
          <text:p text:style-name="P34"><text:span text:style-name="Strong_20_Emphasis">High Dimensionality</text:span>: After one-hot encoding, the feature count jumps from 41 to ~116. This requires a carefully designed autoencoder (e.g., with sufficient hidden units or regularization) to handle the complexity without overfitting. </text:p>
        </text:list-item>
        <text:list-item>
          <text:p text:style-name="P34"><text:span text:style-name="Strong_20_Emphasis">Consistency</text:span>: Apply the same preprocessing (e.g., same scaler, same encoding scheme) to the test set to avoid discrepancies. Fit the scaler only on training data to prevent data leakage. </text:p>
        </text:list-item>
        <text:list-item>
          <text:p text:style-name="P35"><text:span text:style-name="Strong_20_Emphasis">Skewed Features</text:span>: Log transformations for features like src_bytes can improve performance by mitigating the impact of extreme values, making reconstruction errors more meaningful. </text:p>
        </text:list-item>
      </text:list>
      <text:p text:style-name="Horizontal_20_Line"/>
      <text:h text:style-name="Heading_20_2" text:outline-level="2">Conclusion</text:h>
      <text:p text:style-name="P1">The preprocessing steps—loading the dataset, filtering normal data, handling categorical features, normalizing numeric features, and splitting the data—are essential to prepare the NSL-KDD dataset for autoencoder-based anomaly detection. They transform raw, heterogeneous data into a clean, numeric, and scaled format that the autoencoder can effectively learn from, ensuring it can distinguish normal network behavior from anomalies. By following these steps, you set a solid foundation for a robust and accurate detection system!</text:p>
      <text:p text:style-name="Standard"/>
      <text:p text:style-name="Standard"/>
      <text:h text:style-name="Heading_20_2" text:outline-level="2">Plan for Hyperparameter Optimization Using Bayesian Optimization</text:h>
      <text:h text:style-name="Heading_20_3" text:outline-level="3">Overview</text:h>
      <text:p text:style-name="P1">Bayesian optimization will be used to tune the autoencoder's hyperparameters by maximizing a performance metric—specifically, the Area Under the Receiver Operating Characteristic Curve (AUC-ROC)—on a validation set that includes both normal and anomalous data. This metric evaluates how well the autoencoder distinguishes normal connections from attacks based on reconstruction errors, aligning with your anomaly detection goal. The process involves defining a search space, setting up an objective function, and iteratively optimizing the hyperparameters.</text:p>
      <text:h text:style-name="Heading_20_3" text:outline-level="3"><text:soft-page-break/>Define the Hyperparameter Search Space</text:h>
      <text:p text:style-name="P1">Specify the hyperparameters to optimize and their ranges. For your autoencoder, focus on architecture and training parameters critical to reconstruction performance and anomaly detection.</text:p>
      <text:list text:style-name="L15">
        <text:list-item>
          <text:p text:style-name="P36"><text:span text:style-name="Strong_20_Emphasis">Architecture</text:span> (Symmetric autoencoder with two hidden layers in the encoder and decoder, plus a bottleneck): </text:p>
          <text:list>
            <text:list-item>
              <text:p text:style-name="P36"><text:span text:style-name="Strong_20_Emphasis">First Hidden Layer Neurons (h1)</text:span>: Integer, 64 to 256. </text:p>
            </text:list-item>
            <text:list-item>
              <text:p text:style-name="P36"><text:span text:style-name="Strong_20_Emphasis">Second Hidden Layer Neurons (h2)</text:span>: Integer, 32 to h1. </text:p>
            </text:list-item>
            <text:list-item>
              <text:p text:style-name="P36"><text:span text:style-name="Strong_20_Emphasis">Bottleneck Neurons (b)</text:span>: Integer, 16 to h2. </text:p>
            </text:list-item>
            <text:list-item>
              <text:p text:style-name="P36"><text:span text:style-name="Strong_20_Emphasis">Constraint</text:span>: h1 &gt; h2 &gt; b to ensure a decreasing size toward the bottleneck. </text:p>
            </text:list-item>
          </text:list>
        </text:list-item>
        <text:list-item>
          <text:p text:style-name="P36"><text:span text:style-name="Strong_20_Emphasis">Learning Rate (lr)</text:span>: Log-uniform, 1e-4 to 1e-2. </text:p>
        </text:list-item>
        <text:list-item>
          <text:p text:style-name="P36"><text:span text:style-name="Strong_20_Emphasis">Batch Size</text:span>: Categorical, [32, 64, 128]. </text:p>
        </text:list-item>
        <text:list-item>
          <text:p text:style-name="P36"><text:span text:style-name="Strong_20_Emphasis">Fixed Parameters</text:span> (for simplicity): </text:p>
          <text:list>
            <text:list-item>
              <text:p text:style-name="P36">Activation: ReLU for hidden layers, sigmoid for the output (since data is normalized to [0,1]). </text:p>
            </text:list-item>
            <text:list-item>
              <text:p text:style-name="P36">Loss: Mean Squared Error (MSE). </text:p>
            </text:list-item>
            <text:list-item>
              <text:p text:style-name="P37">Optimizer: Adam. </text:p>
            </text:list-item>
          </text:list>
        </text:list-item>
      </text:list>
      <text:p text:style-name="Horizontal_20_Line"/>
      <text:h text:style-name="Heading_20_3" text:outline-level="3">Step 3: Define the Objective Function</text:h>
      <text:p text:style-name="P1">Create an objective function for Optuna that trains the autoencoder and returns the AUC-ROC score to maximize.</text:p>
      <text:list text:style-name="L16">
        <text:list-item>
          <text:p text:style-name="P38"><text:span text:style-name="Strong_20_Emphasis">Inputs</text:span>: A trial object from Optuna to suggest hyperparameters. </text:p>
        </text:list-item>
        <text:list-item>
          <text:p text:style-name="P38"><text:span text:style-name="Strong_20_Emphasis">Steps</text:span>: </text:p>
          <text:list>
            <text:list-item>
              <text:p text:style-name="P38"><text:span text:style-name="Strong_20_Emphasis">Suggest Hyperparameters</text:span>: </text:p>
              <text:list>
                <text:list-item>
                  <text:p text:style-name="P38">h1 = trial.suggest_int('h1', 64, 256) </text:p>
                </text:list-item>
                <text:list-item>
                  <text:p text:style-name="P38">h2 = trial.suggest_int('h2', 32, h1) </text:p>
                </text:list-item>
                <text:list-item>
                  <text:p text:style-name="P38">b = trial.suggest_int('b', 16, h2) </text:p>
                </text:list-item>
                <text:list-item>
                  <text:p text:style-name="P38">lr = trial.suggest_loguniform('lr', 1e-4, 1e-2) </text:p>
                </text:list-item>
                <text:list-item>
                  <text:p text:style-name="P38">batch_size = trial.suggest_categorical('batch_size', [32, 64, 128]) </text:p>
                </text:list-item>
              </text:list>
            </text:list-item>
            <text:list-item>
              <text:p text:style-name="P38"><text:span text:style-name="Strong_20_Emphasis">Build the Autoencoder</text:span>: </text:p>
              <text:list>
                <text:list-item>
                  <text:p text:style-name="P38">Architecture: Input (116) -&gt; h1 -&gt; h2 -&gt; b -&gt; h2 -&gt; h1 -&gt; Output (116). </text:p>
                </text:list-item>
                <text:list-item>
                  <text:p text:style-name="P38">Use PyTorch to define the model with ReLU activations for hidden layers and sigmoid for the output. </text:p>
                </text:list-item>
              </text:list>
            </text:list-item>
            <text:list-item>
              <text:p text:style-name="P38"><text:span text:style-name="Strong_20_Emphasis">Train the Autoencoder</text:span>: </text:p>
              <text:list>
                <text:list-item>
                  <text:p text:style-name="P38">Train on train_normal using the Adam optimizer (lr), MSE loss, and batch_size. </text:p>
                </text:list-item>
                <text:list-item>
                  <text:p text:style-name="P38">Implement early stopping: Monitor reconstruction loss on val_normal (normal data from val), stopping if no improvement for 5 epochs. </text:p>
                </text:list-item>
              </text:list>
            </text:list-item>
            <text:list-item>
              <text:p text:style-name="P38"><text:span text:style-name="Strong_20_Emphasis">Evaluate on Validation Set</text:span>: </text:p>
              <text:list>
                <text:list-item>
                  <text:p text:style-name="P38">Compute reconstruction errors (MSE) for all samples in val (normal and attack). </text:p>
                </text:list-item>
                <text:list-item>
                  <text:p text:style-name="P38">Assign true labels: 0 for normal, 1 for attack. </text:p>
                </text:list-item>
                <text:list-item>
                  <text:p text:style-name="P38">Calculate AUC-ROC using sklearn.metrics.roc_auc_score with reconstruction errors as scores. </text:p>
                </text:list-item>
              </text:list>
            </text:list-item>
            <text:list-item>
              <text:p text:style-name="P38"><text:soft-page-break/><text:span text:style-name="Strong_20_Emphasis">Return</text:span>: The AUC-ROC score. </text:p>
            </text:list-item>
          </text:list>
        </text:list-item>
        <text:list-item>
          <text:p text:style-name="P39"><text:span text:style-name="Strong_20_Emphasis">Purpose</text:span>: Maximizing AUC-ROC ensures the autoencoder reconstructs normal data well (low error) and anomalous data poorly (high error), optimizing anomaly detection. </text:p>
        </text:list-item>
      </text:list>
      <text:p text:style-name="Horizontal_20_Line"/>
      <text:h text:style-name="Heading_20_3" text:outline-level="3">Step 4: Run Bayesian Optimization with Optuna</text:h>
      <text:p text:style-name="P1">Use Optuna to explore the search space and find the best hyperparameters.</text:p>
      <text:list text:style-name="L17">
        <text:list-item>
          <text:p text:style-name="P40"><text:span text:style-name="Strong_20_Emphasis">Set Up the Study</text:span>: </text:p>
          <text:list>
            <text:list-item>
              <text:p text:style-name="P40">import optuna </text:p>
            </text:list-item>
            <text:list-item>
              <text:p text:style-name="P40">study = optuna.create_study(direction='maximize') </text:p>
            </text:list-item>
          </text:list>
        </text:list-item>
        <text:list-item>
          <text:p text:style-name="P40"><text:span text:style-name="Strong_20_Emphasis">Optimize</text:span>: </text:p>
          <text:list>
            <text:list-item>
              <text:p text:style-name="P40">study.optimize(objective, n_trials=50) (adjust n_trials based on computational resources). </text:p>
            </text:list-item>
            <text:list-item>
              <text:p text:style-name="P40">Each trial trains an autoencoder and evaluates its AUC-ROC. </text:p>
            </text:list-item>
          </text:list>
        </text:list-item>
        <text:list-item>
          <text:p text:style-name="P40"><text:span text:style-name="Strong_20_Emphasis">Retrieve Best Hyperparameters</text:span>: </text:p>
          <text:list>
            <text:list-item>
              <text:p text:style-name="P41">After optimization, access study.best_params (e.g., {'h1': 128, 'h2': 64, 'b': 32, 'lr': 0.001, 'batch_size': 64}). </text:p>
            </text:list-item>
          </text:list>
        </text:list-item>
      </text:list>
      <text:p text:style-name="Horizontal_20_Line"/>
      <text:h text:style-name="Heading_20_3" text:outline-level="3">Step 5: Train the Final Model</text:h>
      <text:p text:style-name="P1">Train the autoencoder with the best hyperparameters on the full normal training data.</text:p>
      <text:list text:style-name="L18">
        <text:list-item>
          <text:p text:style-name="P42"><text:span text:style-name="Strong_20_Emphasis">Action</text:span>: Use train_normal to train the autoencoder with study.best_params, applying early stopping on val_normal. </text:p>
        </text:list-item>
        <text:list-item>
          <text:p text:style-name="P43"><text:span text:style-name="Strong_20_Emphasis">Purpose</text:span>: Maximizes the use of normal data for learning patterns. </text:p>
        </text:list-item>
      </text:list>
      <text:p text:style-name="Horizontal_20_Line"/>
      <text:h text:style-name="Heading_20_3" text:outline-level="3">Step 6: Evaluate and Set the Threshold</text:h>
      <text:p text:style-name="P1">Assess performance and determine the anomaly detection threshold.</text:p>
      <text:list text:style-name="L19">
        <text:list-item>
          <text:p text:style-name="P44"><text:span text:style-name="Strong_20_Emphasis">Compute Reconstruction Errors on Validation Set</text:span>: </text:p>
          <text:list>
            <text:list-item>
              <text:p text:style-name="P44">Use the trained autoencoder to get errors on val. </text:p>
            </text:list-item>
          </text:list>
        </text:list-item>
        <text:list-item>
          <text:p text:style-name="P44"><text:span text:style-name="Strong_20_Emphasis">Set the Threshold</text:span>: </text:p>
          <text:list>
            <text:list-item>
              <text:p text:style-name="P44">Find the threshold that maximizes the F1-score on val by comparing errors to true labels (0 for normal, 1 for attack). </text:p>
            </text:list-item>
            <text:list-item>
              <text:p text:style-name="P44">Alternatively, use a statistical approach (e.g., mean + 2 * std of errors on train_normal), but F1-score aligns with classification performance. </text:p>
            </text:list-item>
          </text:list>
        </text:list-item>
        <text:list-item>
          <text:p text:style-name="P44"><text:span text:style-name="Strong_20_Emphasis">Final Evaluation on Test Set</text:span>: </text:p>
          <text:list>
            <text:list-item>
              <text:p text:style-name="P44">Compute reconstruction errors on KDDTest+.csv. </text:p>
            </text:list-item>
            <text:list-item>
              <text:p text:style-name="P44">Apply the threshold from val to classify samples (error &gt; threshold = anomalous). </text:p>
            </text:list-item>
            <text:list-item>
              <text:p text:style-name="P45">Calculate metrics: precision, recall, F1-score, and AUC-ROC using scikit-learn. </text:p>
            </text:list-item>
          </text:list>
        </text:list-item>
      </text:list>
      <text:p text:style-name="Horizontal_20_Line"/>
      <text:h text:style-name="Heading_20_3" text:outline-level="3"><text:soft-page-break/>Step 7: Integrate with the Dashboard</text:h>
      <text:p text:style-name="P1">Incorporate the optimized autoencoder into your interactive dashboard.</text:p>
      <text:list text:style-name="L20">
        <text:list-item>
          <text:p text:style-name="P46"><text:span text:style-name="Strong_20_Emphasis">Action</text:span>: Use the trained model and threshold in the Streamlit backend to classify user-input data based on reconstruction error. </text:p>
        </text:list-item>
        <text:list-item>
          <text:p text:style-name="P47"><text:span text:style-name="Strong_20_Emphasis">Details</text:span>: Preprocess user inputs consistently (one-hot encoding, normalization), compute the error, and display "Normal" or "Anomalous" based on the threshold. </text:p>
        </text:list-item>
      </text:list>
      <text:p text:style-name="Horizontal_20_Line"/>
      <text:h text:style-name="Heading_20_2" text:outline-level="2">Implementation Notes</text:h>
      <text:list text:style-name="L21">
        <text:list-item>
          <text:p text:style-name="P48"><text:span text:style-name="Strong_20_Emphasis">Library</text:span>: Optuna is recommended for its ease of use and support for dependent hyperparameters (e.g., h2 ≤ h1). </text:p>
        </text:list-item>
        <text:list-item>
          <text:p text:style-name="P48"><text:span text:style-name="Strong_20_Emphasis">Early Stopping</text:span>: Saves computation time during optimization by halting training when val_normal loss plateaus. </text:p>
        </text:list-item>
        <text:list-item>
          <text:p text:style-name="P48"><text:span text:style-name="Strong_20_Emphasis">Metric Choice</text:span>: AUC-ROC is threshold-independent and suitable for optimization, while the F1-score threshold can be set post-optimization for practical use. </text:p>
        </text:list-item>
        <text:list-item>
          <text:p text:style-name="P49"><text:span text:style-name="Strong_20_Emphasis">Resource Constraints</text:span>: Adjust n_trials and architecture complexity to fit Lightning.ai’s free tier. </text:p>
        </text:list-item>
      </text:list>
      <text:p text:style-name="Horizontal_20_Line"/>
      <text:h text:style-name="Heading_20_2" text:outline-level="2">Summary</text:h>
      <text:p text:style-name="P1">This plan uses Bayesian optimization with Optuna to tune your autoencoder’s hyperparameters (h1, h2, b, lr, batch_size) by maximizing AUC-ROC on a mixed validation set. It integrates seamlessly with your NSL-KDD project, enhancing anomaly detection performance for the interactive dashboard. Start by preparing the data, then implement the objective function, run the optimization, and evaluate the final model. This structured approach ensures efficiency and effectiveness in hyperparameter tuning. Let me know if you need code examples or further detail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1T21:09:51.135000000</meta:creation-date>
    <dc:date>2025-04-11T10:03:01.238000000</dc:date>
    <meta:editing-duration>P1DT15H2M13S</meta:editing-duration>
    <meta:editing-cycles>4</meta:editing-cycles>
    <meta:generator>LibreOffice/24.8.0.3$Windows_X86_64 LibreOffice_project/0bdf1299c94fe897b119f97f3c613e9dca6be583</meta:generator>
    <meta:print-date>2025-04-08T11:32:58.196000000</meta:print-date>
    <meta:printed-by>PDF files</meta:printed-by>
    <meta:document-statistic meta:table-count="0" meta:image-count="0" meta:object-count="0" meta:page-count="11" meta:paragraph-count="241" meta:word-count="3203" meta:character-count="21791" meta:non-whitespace-character-count="18855"/>
  </office:meta>
</office:document-meta>
</file>